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Pictures/2000000400003E8700002319640394C0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2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rcv (window 512)" table:style-name="ta1">
        <table:shapes>
          <draw:frame draw:z-index="0" draw:style-name="gr1" draw:text-style-name="P1" svg:width="5.9067in" svg:height="3.5378in" svg:x="0.1673in" svg:y="2.0512in">
            <draw:object draw:notify-on-update-of-ranges="'rcv (window 512)'.B1:'rcv (window 512)'.G1 'rcv (window 512)'.A7:'rcv (window 512)'.A7 'rcv (window 512)'.B7:'rcv (window 512)'.G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cv (window 512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9127" calcext:value-type="float">
            <text:p>529127</text:p>
          </table:table-cell>
          <table:table-cell office:value-type="float" office:value="580390" calcext:value-type="float">
            <text:p>580390</text:p>
          </table:table-cell>
          <table:table-cell office:value-type="float" office:value="607378" calcext:value-type="float">
            <text:p>607378</text:p>
          </table:table-cell>
          <table:table-cell office:value-type="float" office:value="680564" calcext:value-type="float">
            <text:p>680564</text:p>
          </table:table-cell>
          <table:table-cell office:value-type="float" office:value="789184" calcext:value-type="float">
            <text:p>789184</text:p>
          </table:table-cell>
          <table:table-cell office:value-type="float" office:value="1080795" calcext:value-type="float">
            <text:p>108079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84495" calcext:value-type="float">
            <text:p>584495</text:p>
          </table:table-cell>
          <table:table-cell office:value-type="float" office:value="554273" calcext:value-type="float">
            <text:p>554273</text:p>
          </table:table-cell>
          <table:table-cell office:value-type="float" office:value="622596" calcext:value-type="float">
            <text:p>622596</text:p>
          </table:table-cell>
          <table:table-cell office:value-type="float" office:value="768858" calcext:value-type="float">
            <text:p>768858</text:p>
          </table:table-cell>
          <table:table-cell office:value-type="float" office:value="800570" calcext:value-type="float">
            <text:p>800570</text:p>
          </table:table-cell>
          <table:table-cell office:value-type="float" office:value="1111735" calcext:value-type="float">
            <text:p>111173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98551" calcext:value-type="float">
            <text:p>598551</text:p>
          </table:table-cell>
          <table:table-cell office:value-type="float" office:value="562514" calcext:value-type="float">
            <text:p>562514</text:p>
          </table:table-cell>
          <table:table-cell office:value-type="float" office:value="608253" calcext:value-type="float">
            <text:p>608253</text:p>
          </table:table-cell>
          <table:table-cell office:value-type="float" office:value="736490" calcext:value-type="float">
            <text:p>736490</text:p>
          </table:table-cell>
          <table:table-cell office:value-type="float" office:value="784250" calcext:value-type="float">
            <text:p>784250</text:p>
          </table:table-cell>
          <table:table-cell office:value-type="float" office:value="1061500" calcext:value-type="float">
            <text:p>10615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76298" calcext:value-type="float">
            <text:p>576298</text:p>
          </table:table-cell>
          <table:table-cell office:value-type="float" office:value="582001" calcext:value-type="float">
            <text:p>582001</text:p>
          </table:table-cell>
          <table:table-cell office:value-type="float" office:value="622319" calcext:value-type="float">
            <text:p>622319</text:p>
          </table:table-cell>
          <table:table-cell office:value-type="float" office:value="676096" calcext:value-type="float">
            <text:p>676096</text:p>
          </table:table-cell>
          <table:table-cell office:value-type="float" office:value="849093" calcext:value-type="float">
            <text:p>849093</text:p>
          </table:table-cell>
          <table:table-cell office:value-type="float" office:value="1056959" calcext:value-type="float">
            <text:p>105695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526711" calcext:value-type="float">
            <text:p>526711</text:p>
          </table:table-cell>
          <table:table-cell office:value-type="float" office:value="534759" calcext:value-type="float">
            <text:p>534759</text:p>
          </table:table-cell>
          <table:table-cell office:value-type="float" office:value="642301" calcext:value-type="float">
            <text:p>642301</text:p>
          </table:table-cell>
          <table:table-cell office:value-type="float" office:value="727967" calcext:value-type="float">
            <text:p>727967</text:p>
          </table:table-cell>
          <table:table-cell office:value-type="float" office:value="795155" calcext:value-type="float">
            <text:p>795155</text:p>
          </table:table-cell>
          <table:table-cell office:value-type="float" office:value="1097516" calcext:value-type="float">
            <text:p>1097516</text:p>
          </table:table-cell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Default" table:formula="of:=SUM([.$B$2:.$B$6])/5" office:value-type="float" office:value="563036.4" calcext:value-type="float">
            <text:p>563036.4</text:p>
          </table:table-cell>
          <table:table-cell table:style-name="Default" table:formula="of:=SUM([.$C$2:.$C$6])/5" office:value-type="float" office:value="562787.4" calcext:value-type="float">
            <text:p>562787.4</text:p>
          </table:table-cell>
          <table:table-cell table:style-name="Default" table:formula="of:=SUM([.$D$2:.$D$6])/5" office:value-type="float" office:value="620569.4" calcext:value-type="float">
            <text:p>620569.4</text:p>
          </table:table-cell>
          <table:table-cell table:style-name="Default" table:formula="of:=SUM([.$E$2:.$E$6])/5" office:value-type="float" office:value="717995" calcext:value-type="float">
            <text:p>717995</text:p>
          </table:table-cell>
          <table:table-cell table:style-name="Default" table:formula="of:=SUM([.$F$2:.$F$6])/5" office:value-type="float" office:value="803650.4" calcext:value-type="float">
            <text:p>803650.4</text:p>
          </table:table-cell>
          <table:table-cell table:formula="of:=SUM([.$G$2:.$G$6])/5" office:value-type="float" office:value="1081701" calcext:value-type="float">
            <text:p>1081701</text:p>
          </table:table-cell>
        </table:table-row>
        <table:table-row table:style-name="ro2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ncp" table:style-name="ta1">
        <table:shapes>
          <draw:frame draw:z-index="0" draw:name="Image 1" draw:style-name="gr2" draw:text-style-name="P1" svg:width="6.3016in" svg:height="3.537in" svg:x="9.3528in" svg:y="6.3299in">
            <draw:image xlink:href="Pictures/2000000400003E8700002319640394C0.svm" xlink:type="simple" xlink:show="embed" xlink:actuate="onLoad">
              <text:p/>
            </draw:image>
          </draw:frame>
          <draw:frame draw:z-index="1" draw:style-name="gr1" draw:text-style-name="P1" svg:width="6.0445in" svg:height="3.4961in" svg:x="0.1087in" svg:y="2.0091in">
            <draw:object draw:notify-on-update-of-ranges="ncp.B1:ncp.G1 'rcv (window 512)'.A7:'rcv (window 512)'.A7 ncp.B7:ncp.G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cp (window 512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29641" calcext:value-type="float">
            <text:p>1129641</text:p>
          </table:table-cell>
          <table:table-cell office:value-type="float" office:value="1109142" calcext:value-type="float">
            <text:p>1109142</text:p>
          </table:table-cell>
          <table:table-cell office:value-type="float" office:value="1135031" calcext:value-type="float">
            <text:p>1135031</text:p>
          </table:table-cell>
          <table:table-cell office:value-type="float" office:value="1364765" calcext:value-type="float">
            <text:p>1364765</text:p>
          </table:table-cell>
          <table:table-cell office:value-type="float" office:value="3356855" calcext:value-type="float">
            <text:p>3356855</text:p>
          </table:table-cell>
          <table:table-cell office:value-type="float" office:value="1644660" calcext:value-type="float">
            <text:p>164466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06389" calcext:value-type="float">
            <text:p>1206389</text:p>
          </table:table-cell>
          <table:table-cell office:value-type="float" office:value="1061359" calcext:value-type="float">
            <text:p>1061359</text:p>
          </table:table-cell>
          <table:table-cell office:value-type="float" office:value="1174685" calcext:value-type="float">
            <text:p>1174685</text:p>
          </table:table-cell>
          <table:table-cell office:value-type="float" office:value="1357223" calcext:value-type="float">
            <text:p>1357223</text:p>
          </table:table-cell>
          <table:table-cell office:value-type="float" office:value="1643735" calcext:value-type="float">
            <text:p>1643735</text:p>
          </table:table-cell>
          <table:table-cell office:value-type="float" office:value="1675216" calcext:value-type="float">
            <text:p>167521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101035" calcext:value-type="float">
            <text:p>1101035</text:p>
          </table:table-cell>
          <table:table-cell office:value-type="float" office:value="1159540" calcext:value-type="float">
            <text:p>1159540</text:p>
          </table:table-cell>
          <table:table-cell office:value-type="float" office:value="1323967" calcext:value-type="float">
            <text:p>1323967</text:p>
          </table:table-cell>
          <table:table-cell office:value-type="float" office:value="1329263" calcext:value-type="float">
            <text:p>1329263</text:p>
          </table:table-cell>
          <table:table-cell office:value-type="float" office:value="1818733" calcext:value-type="float">
            <text:p>181873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1166144" calcext:value-type="float">
            <text:p>1166144</text:p>
          </table:table-cell>
          <table:table-cell office:value-type="float" office:value="1076794" calcext:value-type="float">
            <text:p>1076794</text:p>
          </table:table-cell>
          <table:table-cell office:value-type="float" office:value="1169097" calcext:value-type="float">
            <text:p>1169097</text:p>
          </table:table-cell>
          <table:table-cell office:value-type="float" office:value="3857855" calcext:value-type="float">
            <text:p>3857855</text:p>
          </table:table-cell>
          <table:table-cell office:value-type="float" office:value="1396966" calcext:value-type="float">
            <text:p>1396966</text:p>
          </table:table-cell>
          <table:table-cell office:value-type="float" office:value="1615421" calcext:value-type="float">
            <text:p>16154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66508" calcext:value-type="float">
            <text:p>1066508</text:p>
          </table:table-cell>
          <table:table-cell office:value-type="float" office:value="1140391" calcext:value-type="float">
            <text:p>1140391</text:p>
          </table:table-cell>
          <table:table-cell office:value-type="float" office:value="1256223" calcext:value-type="float">
            <text:p>1256223</text:p>
          </table:table-cell>
          <table:table-cell office:value-type="float" office:value="1574585" calcext:value-type="float">
            <text:p>1574585</text:p>
          </table:table-cell>
          <table:table-cell office:value-type="float" office:value="1345069" calcext:value-type="float">
            <text:p>1345069</text:p>
          </table:table-cell>
          <table:table-cell office:value-type="float" office:value="1637081" calcext:value-type="float">
            <text:p>1637081</text:p>
          </table:table-cell>
        </table:table-row>
        <table:table-row table:style-name="ro2">
          <table:table-cell table:style-name="Default" office:value-type="string" calcext:value-type="string">
            <text:p>avg</text:p>
          </table:table-cell>
          <table:table-cell table:formula="of:=SUM([.B2:.B6])/5" office:value-type="float" office:value="1164149.4" calcext:value-type="float">
            <text:p>1164149.4</text:p>
          </table:table-cell>
          <table:table-cell table:formula="of:=SUM([.C2:.C6])/5" office:value-type="float" office:value="1097744.2" calcext:value-type="float">
            <text:p>1097744.2</text:p>
          </table:table-cell>
          <table:table-cell table:formula="of:=SUM([.D2:.D6])/5" office:value-type="float" office:value="1178915.2" calcext:value-type="float">
            <text:p>1178915.2</text:p>
          </table:table-cell>
          <table:table-cell table:formula="of:=SUM([.E2:.E6])/5" office:value-type="float" office:value="1895679" calcext:value-type="float">
            <text:p>1895679</text:p>
          </table:table-cell>
          <table:table-cell table:formula="of:=SUM([.F2:.F6])/5" office:value-type="float" office:value="1814377.6" calcext:value-type="float">
            <text:p>1814377.6</text:p>
          </table:table-cell>
          <table:table-cell table:formula="of:=SUM([.G2:.G6])/5" office:value-type="float" office:value="1678222.2" calcext:value-type="float">
            <text:p>1678222.2</text:p>
          </table:table-cell>
        </table:table-row>
        <table:table-row table:style-name="ro2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tcp vs. ncp" table:style-name="ta1"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tcp vs. Ud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</table:table-row>
        <table:table-row table:style-name="ro2">
          <table:table-cell office:value-type="string" calcext:value-type="string">
            <text:p>ncp</text:p>
          </table:table-cell>
          <table:table-cell office:value-type="float" office:value="1823754" calcext:value-type="float">
            <text:p>1823754</text:p>
          </table:table-cell>
          <table:table-cell office:value-type="float" office:value="1814576" calcext:value-type="float">
            <text:p>1814576</text:p>
          </table:table-cell>
          <table:table-cell office:value-type="float" office:value="1855815" calcext:value-type="float">
            <text:p>1855815</text:p>
          </table:table-cell>
          <table:table-cell office:value-type="float" office:value="1805906" calcext:value-type="float">
            <text:p>1805906</text:p>
          </table:table-cell>
          <table:table-cell office:value-type="float" office:value="1819350" calcext:value-type="float">
            <text:p>1819350</text:p>
          </table:table-cell>
          <table:table-cell table:formula="of:=SUM([.B2:.F2])/5" office:value-type="float" office:value="1823880.2" calcext:value-type="float">
            <text:p>1823880.2</text:p>
          </table:table-cell>
        </table:table-row>
        <table:table-row table:style-name="ro2">
          <table:table-cell office:value-type="string" calcext:value-type="string">
            <text:p>t_ncp</text:p>
          </table:table-cell>
          <table:table-cell office:value-type="float" office:value="641780" calcext:value-type="float">
            <text:p>641780</text:p>
          </table:table-cell>
          <table:table-cell office:value-type="float" office:value="635000" calcext:value-type="float">
            <text:p>635000</text:p>
          </table:table-cell>
          <table:table-cell office:value-type="float" office:value="643733" calcext:value-type="float">
            <text:p>643733</text:p>
          </table:table-cell>
          <table:table-cell office:value-type="float" office:value="614153" calcext:value-type="float">
            <text:p>614153</text:p>
          </table:table-cell>
          <table:table-cell office:value-type="float" office:value="621643" calcext:value-type="float">
            <text:p>621643</text:p>
          </table:table-cell>
          <table:table-cell table:formula="of:=SUM([.B3:.F3])/5" office:value-type="float" office:value="631261.8" calcext:value-type="float">
            <text:p>631261.8</text:p>
          </table:table-cell>
        </table:table-row>
        <table:table-row table:style-name="ro2">
          <table:table-cell office:value-type="string" calcext:value-type="string">
            <text:p>rcv</text:p>
          </table:table-cell>
          <table:table-cell office:value-type="float" office:value="899788" calcext:value-type="float">
            <text:p>899788</text:p>
          </table:table-cell>
          <table:table-cell office:value-type="float" office:value="925180" calcext:value-type="float">
            <text:p>925180</text:p>
          </table:table-cell>
          <table:table-cell office:value-type="float" office:value="917656" calcext:value-type="float">
            <text:p>917656</text:p>
          </table:table-cell>
          <table:table-cell office:value-type="float" office:value="917344" calcext:value-type="float">
            <text:p>917344</text:p>
          </table:table-cell>
          <table:table-cell office:value-type="float" office:value="917675" calcext:value-type="float">
            <text:p>917675</text:p>
          </table:table-cell>
          <table:table-cell table:formula="of:=SUM([.B4:.F4])/5" office:value-type="float" office:value="915528.6" calcext:value-type="float">
            <text:p>915528.6</text:p>
          </table:table-cell>
        </table:table-row>
        <table:table-row table:style-name="ro2">
          <table:table-cell office:value-type="string" calcext:value-type="string">
            <text:p>t_rcv</text:p>
          </table:table-cell>
          <table:table-cell office:value-type="float" office:value="666999" calcext:value-type="float">
            <text:p>666999</text:p>
          </table:table-cell>
          <table:table-cell office:value-type="float" office:value="661902" calcext:value-type="float">
            <text:p>661902</text:p>
          </table:table-cell>
          <table:table-cell office:value-type="float" office:value="665980" calcext:value-type="float">
            <text:p>665980</text:p>
          </table:table-cell>
          <table:table-cell office:value-type="float" office:value="644163" calcext:value-type="float">
            <text:p>644163</text:p>
          </table:table-cell>
          <table:table-cell office:value-type="float" office:value="646190" calcext:value-type="float">
            <text:p>646190</text:p>
          </table:table-cell>
          <table:table-cell table:formula="of:=SUM([.B5:.F5])/5" office:value-type="float" office:value="657046.8" calcext:value-type="float">
            <text:p>657046.8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</table:table-row>
        <table:table-row table:style-name="ro2">
          <table:table-cell office:value-type="string" calcext:value-type="string">
            <text:p>t_ncp</text:p>
          </table:table-cell>
          <table:table-cell office:value-type="float" office:value="461891" calcext:value-type="float">
            <text:p>461891</text:p>
          </table:table-cell>
          <table:table-cell office:value-type="float" office:value="454408" calcext:value-type="float">
            <text:p>454408</text:p>
          </table:table-cell>
          <table:table-cell office:value-type="float" office:value="455313" calcext:value-type="float">
            <text:p>455313</text:p>
          </table:table-cell>
          <table:table-cell office:value-type="float" office:value="462099" calcext:value-type="float">
            <text:p>462099</text:p>
          </table:table-cell>
          <table:table-cell office:value-type="float" office:value="459436" calcext:value-type="float">
            <text:p>459436</text:p>
          </table:table-cell>
          <table:table-cell table:formula="of:=SUM([.B8:.F8])/5" office:value-type="float" office:value="458629.4" calcext:value-type="float">
            <text:p>458629.4</text:p>
          </table:table-cell>
        </table:table-row>
        <table:table-row table:style-name="ro2">
          <table:table-cell office:value-type="string" calcext:value-type="string">
            <text:p>t_rcv</text:p>
          </table:table-cell>
          <table:table-cell office:value-type="float" office:value="478598" calcext:value-type="float">
            <text:p>478598</text:p>
          </table:table-cell>
          <table:table-cell office:value-type="float" office:value="473980" calcext:value-type="float">
            <text:p>473980</text:p>
          </table:table-cell>
          <table:table-cell office:value-type="float" office:value="475303" calcext:value-type="float">
            <text:p>475303</text:p>
          </table:table-cell>
          <table:table-cell office:value-type="float" office:value="476897" calcext:value-type="float">
            <text:p>476897</text:p>
          </table:table-cell>
          <table:table-cell office:value-type="float" office:value="479990" calcext:value-type="float">
            <text:p>479990</text:p>
          </table:table-cell>
          <table:table-cell table:formula="of:=SUM([.B9:.F9])/5" office:value-type="float" office:value="476953.6" calcext:value-type="float">
            <text:p>476953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Glickman</meta:initial-creator>
    <meta:creation-date>2014-09-21T22:11:07.555305005</meta:creation-date>
    <dc:date>2014-09-22T00:24:20.497746838</dc:date>
    <dc:creator>Benjamin Glickman</dc:creator>
    <meta:editing-duration>PT1H58M1S</meta:editing-duration>
    <meta:editing-cycles>3</meta:editing-cycles>
    <meta:generator>LibreOffice/4.2.6.3$Linux_X86_64 LibreOffice_project/420$Build-3</meta:generator>
    <meta:document-statistic meta:table-count="3" meta:cell-count="1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4cm" svg:height="8.987cm" xlink:href=".." xlink:type="simple" chart:class="chart:line" chart:style-name="ch1">
        <chart:title svg:x="4.529cm" svg:y="0.314cm" chart:style-name="ch2">
          <text:p>Transfer Time vs. Loss Rate
 (RCV 512MB Window)</text:p>
        </chart:title>
        <chart:legend chart:legend-position="end" svg:x="12.312cm" svg:y="4.185cm" style:legend-expansion="high" chart:style-name="ch3"/>
        <chart:plot-area chart:style-name="ch4" table:cell-range-address="'rcv (window 512)'.B1:'rcv (window 512)'.G1 'rcv (window 512)'.A7:'rcv (window 512)'.G7" chart:data-source-has-labels="both" svg:x="1.304cm" svg:y="2.166cm" svg:width="10.408cm" svg:height="5.668cm">
          <chartooo:coordinate-region svg:x="3.006cm" svg:y="2.374cm" svg:width="8.497cm" svg:height="4.795cm"/>
          <chart:axis chart:dimension="x" chart:name="primary-x" chart:style-name="ch5" chartooo:axis-type="auto">
            <chartooo:date-scale/>
            <chart:title svg:x="4.857cm" svg:y="8.014cm" chart:style-name="ch6">
              <text:p>Loss rate (percentage)</text:p>
            </chart:title>
            <chart:categories table:cell-range-address="'rcv (window 512)'.B1:'rcv (window 512)'.G1"/>
          </chart:axis>
          <chart:axis chart:dimension="y" chart:name="primary-y" chart:style-name="ch5">
            <chart:title svg:x="0.451cm" svg:y="6.522cm" chart:style-name="ch7">
              <text:p>Time (Microseconds)</text:p>
            </chart:title>
            <chart:grid chart:style-name="ch8" chart:class="major"/>
          </chart:axis>
          <chart:series chart:style-name="ch9" chart:values-cell-range-address="'rcv (window 512)'.B7:'rcv (window 512)'.G7" chart:label-cell-address="'rcv (window 512)'.A7:'rcv (window 512)'.A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rcv (window 512)'.B1:'rcv (window 512)'.G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'rcv (window 512)'.A7:'rcv (window 512)'.A7</svg:desc>
                </draw:g>
              </table:table-cell>
              <table:table-cell office:value-type="float" office:value="563036.4">
                <text:p>563036.4</text:p>
                <draw:g>
                  <svg:desc>'rcv (window 512)'.B7:'rcv (window 512)'.G7</svg:desc>
                </draw:g>
              </table:table-cell>
              <table:table-cell office:value-type="float" office:value="562787.4">
                <text:p>562787.4</text:p>
              </table:table-cell>
              <table:table-cell office:value-type="float" office:value="620569.4">
                <text:p>620569.4</text:p>
              </table:table-cell>
              <table:table-cell office:value-type="float" office:value="717995">
                <text:p>717995</text:p>
              </table:table-cell>
              <table:table-cell office:value-type="float" office:value="803650.4">
                <text:p>803650.4</text:p>
              </table:table-cell>
              <table:table-cell office:value-type="float" office:value="1081701">
                <text:p>1081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54cm" svg:height="8.881cm" xlink:href=".." xlink:type="simple" chart:class="chart:line" chart:style-name="ch1">
        <chart:legend chart:legend-position="end" svg:x="12.662cm" svg:y="4.132cm" style:legend-expansion="high" chart:style-name="ch2"/>
        <chart:plot-area chart:style-name="ch3" table:cell-range-address="ncp.B1:ncp.G1 'rcv (window 512)'.A7:'rcv (window 512)'.A7 ncp.B7:ncp.G7" chart:data-source-has-labels="both" svg:x="1.311cm" svg:y="0.843cm" svg:width="10.737cm" svg:height="6.887cm">
          <chartooo:coordinate-region svg:x="3.013cm" svg:y="1.051cm" svg:width="8.826cm" svg:height="6.014cm"/>
          <chart:axis chart:dimension="x" chart:name="primary-x" chart:style-name="ch4" chartooo:axis-type="auto">
            <chartooo:date-scale/>
            <chart:title svg:x="5.028cm" svg:y="7.908cm" chart:style-name="ch5">
              <text:p>Loss rate (percentage)</text:p>
            </chart:title>
            <chart:categories table:cell-range-address="ncp.B1:ncp.G1"/>
          </chart:axis>
          <chart:axis chart:dimension="y" chart:name="primary-y" chart:style-name="ch4">
            <chart:title svg:x="0.451cm" svg:y="5.808cm" chart:style-name="ch6">
              <text:p>Time (Microseconds)</text:p>
            </chart:title>
            <chart:grid chart:style-name="ch7" chart:class="major"/>
          </chart:axis>
          <chart:series chart:style-name="ch8" chart:values-cell-range-address="ncp.B7:ncp.G7" chart:label-cell-address="'rcv (window 512)'.A7:'rcv (window 512)'.A7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ncp.B1:ncp.G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'rcv (window 512)'.A7:'rcv (window 512)'.A7</svg:desc>
                </draw:g>
              </table:table-cell>
              <table:table-cell office:value-type="float" office:value="1164149.4">
                <text:p>1164149.4</text:p>
                <draw:g>
                  <svg:desc>ncp.B7:ncp.G7</svg:desc>
                </draw:g>
              </table:table-cell>
              <table:table-cell office:value-type="float" office:value="1097744.2">
                <text:p>1097744.2</text:p>
              </table:table-cell>
              <table:table-cell office:value-type="float" office:value="1178915.2">
                <text:p>1178915.2</text:p>
              </table:table-cell>
              <table:table-cell office:value-type="float" office:value="1895679">
                <text:p>1895679</text:p>
              </table:table-cell>
              <table:table-cell office:value-type="float" office:value="1814377.6">
                <text:p>1814377.6</text:p>
              </table:table-cell>
              <table:table-cell office:value-type="float" office:value="1678222.2">
                <text:p>1678222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